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Known bugs:</text:p>
      <text:p text:style-name="Preformatted_20_Text">- Can't plot graphs like "tan(x)" correctly, this can be fixed </text:p>
      <text:p text:style-name="Preformatted_20_Text"><text:s text:c="2"/>if we use a loop between MinX and MaxX instead of a loop between 0 and ImageWidth. </text:p>
      <text:p text:style-name="Preformatted_20_Text"><text:s text:c="2"/>But this could very well have bad effects on performance.</text:p>
      <text:p text:style-name="Preformatted_20_Text">- Can't plot functions with autogrid where the difference between </text:p>
      <text:p text:style-name="Preformatted_20_Text"><text:s text:c="2"/>MaxX-MinX and MaxY-MinY is extrem, fix Get*GridSpace().</text:p>
      <text:p text:style-name="Preformatted_20_Text"/>
      <text:p text:style-name="Preformatted_20_Text">TODO:</text:p>
      <text:p text:style-name="Preformatted_20_Text"/>
      <text:p text:style-name="Preformatted_20_Text"><text:tab/>TODO for 1.1</text:p>
      <text:p text:style-name="Preformatted_20_Text">- plot.class.php Test a loop between MinX and MaxX instead of 0 and ImageWidth (See known bugs).</text:p>
      <text:p text:style-name="Preformatted_20_Text">- plot.class.php Autogeneration of colors.</text:p>
      <text:p text:style-name="Preformatted_20_Text">- WikiPlot.php<text:tab/> Use width and height as x- and yspan if x-/yspan isn't provided.</text:p>
      <text:p text:style-name="Preformatted_20_Text">- plot.class.php Consider scaling image instead of generating new in Plot-&gt;GeneratePlot(), </text:p>
      <text:p text:style-name="Preformatted_20_Text"><text:s text:c="2"/>when given ImageResource of wrong size.</text:p>
      <text:p text:style-name="Preformatted_20_Text"/>
      <text:p text:style-name="Preformatted_20_Text"><text:tab/>TODO for 1.0 (show stoppers)</text:p>
      <text:p text:style-name="Preformatted_20_Text">- WikiPlot.php <text:s text:c="2"/>Chech whether $argv are lower or uppercase perhaps mixed, and what to do about it!</text:p>
      <text:p text:style-name="Preformatted_20_Text">- ../<text:tab/><text:tab/> Generate tar.gz for installation and distribution</text:p>
      <text:p text:style-name="Preformatted_20_Text">- Example.php<text:tab/> Create example of how to use plot.class.php, and intergrate it with documentation.</text:p>
      <text:p text:style-name="Preformatted_20_Text"/>
      <text:p text:style-name="Preformatted_20_Text"/>
      <text:p text:style-name="Preformatted_20_Text">Documentation:</text:p>
      <text:p text:style-name="Preformatted_20_Text">-<text:tab/><text:tab/>Write developers guide to plot.class.php</text:p>
      <text:p text:style-name="Preformatted_20_Text">-<text:tab/><text:tab/>Write a hackers guide to WikiPlot</text:p>
      <text:p text:style-name="Preformatted_20_Text">- ../<text:tab/><text:tab/>Write README, INSTALL, CHANGELOG, LICENSE and add to phpdoc</text:p>
      <text:p text:style-name="Preformatted_20_Text"/>
      <text:p text:style-name="Preformatted_20_Text">Danish rapport to Klaus: (maks en side pr. emne!)</text:p>
      <text:p text:style-name="Preformatted_20_Text">*- Explanation of plot.class.php (Ismail)</text:p>
      <text:p text:style-name="Preformatted_20_Text">*- Explanation of XML.class.php, how it works and how it could be better, </text:p>
      <text:p text:style-name="Preformatted_20_Text"><text:s text:c="2"/>explain how WikiPlot syntax is parsed to the plot (Ismail)</text:p>
      <text:p text:style-name="Preformatted_20_Text">- Explanation of MediaWiki extensions, Hooks, input/output and installation (Jonas)</text:p>
      <text:p text:style-name="Preformatted_20_Text">- Explanation of how the Cache works! And why it is neeeded (Jonas)</text:p>
      <text:p text:style-name="Preformatted_20_Text">- Short explanation of development tools</text:p>
      <text:p text:style-name="Preformatted_20_Text"><text:tab/>-phpdoc (Jonas)</text:p>
      <text:p text:style-name="Preformatted_20_Text"><text:tab/><text:tab/>-docbook tutorials (Jonas)</text:p>
      <text:p text:style-name="Preformatted_20_Text"><text:tab/><text:tab/>-autogenerated documentation <text:s/>(Jonas)</text:p>
      <text:p text:style-name="Preformatted_20_Text"><text:tab/>-Google code <text:s/>(Jonas)</text:p>
      <text:p text:style-name="Preformatted_20_Text"><text:tab/><text:tab/>-SVN <text:s/>(Jonas)</text:p>
      <text:p text:style-name="Preformatted_20_Text"><text:tab/>*Zen Developer Studio (Ismail)</text:p>
      <text:p text:style-name="Preformatted_20_Text"/>
      <text:p text:style-name="Preformatted_20_Text">*Have been done, but only on alpha level! 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10-09T23:43:36</meta:creation-date>
    <dc:creator>Ismail Faizi</dc:creator>
    <dc:date>2006-10-09T23:50:10</dc:date>
    <dc:language>da-DK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5" meta:word-count="262" meta:character-count="1759"/>
  </office:meta>
</office:document-meta>
</file>